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2102in"/>
    </style:style>
    <style:style style:name="co14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9" style:family="table-cell" style:parent-style-name="Default" style:data-style-name="N0">
      <style:table-cell-properties fo:background-color="#00cc00" fo:border="none"/>
    </style:style>
    <style:style style:name="ce10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2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4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5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/>
    <style:style style:name="ce32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3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order-left="none" fo:border-right="none" fo:border-top="0.0008in solid #000000"/>
    </style:style>
    <style:style style:name="ce37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3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1"/>
        <table:table-column table:style-name="co10" table:default-cell-style-name="ce1"/>
        <table:table-column table:style-name="co11" table:default-cell-style-name="ce31"/>
        <table:table-column table:style-name="co12" table:default-cell-style-name="ce1"/>
        <table:table-column table:style-name="co10" table:default-cell-style-name="ce1"/>
        <table:table-column table:style-name="co13" table:default-cell-style-name="ce31"/>
        <table:table-column table:style-name="co8" table:number-columns-repeated="576" table:default-cell-style-name="ce1"/>
        <table:table-column table:style-name="co14" table:number-columns-repeated="2" table:default-cell-style-name="ce1"/>
        <table:table-column table:style-name="co8" table:number-columns-repeated="3" table:default-cell-style-name="Default"/>
        <table:table-column table:style-name="co14" table:number-columns-repeated="2" table:default-cell-style-name="Default"/>
        <table:table-column table:style-name="co8" table:number-columns-repeated="417" table:default-cell-style-name="Default"/>
        <table:table-column table:style-name="co14" table:number-columns-repeated="2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row table:style-name="ro1">
          <table:table-cell table:number-columns-repeated="2"/>
          <table:table-cell table:style-name="ce10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1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0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4"/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Default" table:number-columns-repeated="52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2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3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6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6" table:number-columns-repeated="52"/>
          <table:table-cell table:style-name="ce19" table:number-columns-repeated="525"/>
          <table:table-cell table:style-name="ce36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style-name="Default" table:number-columns-repeated="52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Default" table:number-columns-repeated="52"/>
          <table:table-cell table:number-columns-repeated="953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5">
            <text:p>15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7">
            <text:p>17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18">
            <text:p>18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37" table:number-columns-repeated="577"/>
          <table:table-cell table:style-name="ce36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21">
            <text:p>21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24">
            <text:p>24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style-name="ce37"/>
          <table:table-cell table:number-columns-repeated="1004"/>
        </table:table-row>
        <table:table-row table:style-name="ro1">
          <table:table-cell office:value-type="float" office:value="29">
            <text:p>29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32">
            <text:p>32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33">
            <text:p>33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36">
            <text:p>36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12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39">
            <text:p>39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1">
            <text:p>41</text:p>
          </table:table-cell>
          <table:table-cell table:style-name="ce6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2">
            <text:p>42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4">
            <text:p>4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5">
            <text:p>45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0">
            <text:p>5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1">
            <text:p>51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3">
            <text:p>5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54">
            <text:p>54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56">
            <text:p>56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57">
            <text:p>57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59">
            <text:p>59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60">
            <text:p>60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61">
            <text:p>61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62">
            <text:p>62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63">
            <text:p>63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65">
            <text:p>65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66">
            <text:p>66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67">
            <text:p>67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68">
            <text:p>68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69">
            <text:p>69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71">
            <text:p>71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72">
            <text:p>72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73">
            <text:p>7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4">
            <text:p>74</text:p>
          </table:table-cell>
          <table:table-cell table:style-name="ce6" office:value-type="float" office:value="4">
            <text:p>4</text:p>
          </table:table-cell>
          <table:table-cell table:style-name="ce12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5">
            <text:p>75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7">
            <text:p>77</text:p>
          </table:table-cell>
          <table:table-cell table:style-name="ce6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78">
            <text:p>78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float" office:value="0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79">
            <text:p>79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0">
            <text:p>8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1">
            <text:p>81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3">
            <text:p>83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4">
            <text:p>84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number-columns-repeated="2"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6">
            <text:p>8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1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7">
            <text:p>87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.0001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3"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89">
            <text:p>89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office:value-type="float" office:value="90">
            <text:p>90</text:p>
          </table:table-cell>
          <table:table-cell table:style-name="ce7" office:value-type="float" office:value="4">
            <text:p>4</text:p>
          </table:table-cell>
          <table:table-cell table:style-name="ce12" office:value-type="string">
            <text:p>RBF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number-columns-repeated="1005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92">
            <text:p>92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93">
            <text:p>93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95">
            <text:p>95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96">
            <text:p>96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98">
            <text:p>98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99">
            <text:p>99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8" office:value-type="float" office:value="4">
            <text:p>4</text:p>
          </table:table-cell>
          <table:table-cell table:style-name="ce8" office:value-type="string">
            <text:p>FFNMLP</text:p>
          </table:table-cell>
          <table:table-cell table:style-name="ce19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19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32" office:value-type="string">
            <text:p>AdamTrainer</text:p>
          </table:table-cell>
          <table:table-cell table:style-name="ce32" office:value-type="string">
            <text:p>0</text:p>
          </table:table-cell>
          <table:table-cell table:style-name="ce32" office:value-type="string">
            <text:p>0.01</text:p>
          </table:table-cell>
          <table:table-cell table:style-name="ce32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2" office:value-type="string">
            <text:p>128</text:p>
          </table:table-cell>
          <table:table-cell table:style-name="ce34"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01">
            <text:p>101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office:value-type="float" office:value="102">
            <text:p>102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number-columns-repeated="1005"/>
        </table:table-row>
        <table:table-row table:style-name="ro1">
          <table:table-cell table:style-name="ce3" office:value-type="float" office:value="103">
            <text:p>10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04">
            <text:p>104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float" office:value="105">
            <text:p>105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table:style-name="ce3" office:value-type="float" office:value="106">
            <text:p>106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True</text:p>
          </table:table-cell>
          <table:table-cell table:style-name="ce18" office:value-type="string">
            <text:p>WhiteNoiseFunction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">
            <text:p>3</text:p>
          </table:table-cell>
          <table:table-cell table:number-columns-repeated="2" table:style-name="ce29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5"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07">
            <text:p>107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>
          <table:table-cell office:value-type="float" office:value="108">
            <text:p>108</text:p>
          </table:table-cell>
          <table:table-cell table:style-name="ce6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6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1" office:value-type="string">
            <text:p>0</text:p>
          </table:table-cell>
          <table:table-cell office:value-type="string">
            <text:p>0.0001</text:p>
          </table:table-cell>
          <table:table-cell table:style-name="ce31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number-columns-repeated="1005"/>
        </table:table-row>
        <table:table-row table:style-name="ro1" table:number-rows-repeated="104846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30">01/30/2024</text:date>, <text:time>11:1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30T11:15:00</dc:date>
    <meta:editing-cycles>274</meta:editing-cycles>
    <meta:editing-duration>PT6H32M23S</meta:editing-duration>
    <meta:document-statistic meta:table-count="1" meta:cell-count="2076" meta:object-count="0"/>
  </office:meta>
</office:document-meta>
</file>